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Abyssinica SIL" fo:font-size="12pt" fo:letter-spacing="normal" fo:font-style="normal" fo:font-weight="normal" style:font-size-asian="12pt" style:font-size-complex="12pt"/>
    </style:style>
    <style:style style:name="P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byssinica SI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color="#000000" loext:opacity="100%" style:font-name="Abyssinica SI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Abyssinica SI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size="18pt" officeooo:paragraph-rsid="0010e0e7" style:font-size-asian="18pt" style:font-size-complex="18pt"/>
    </style:style>
    <style:style style:name="T1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2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3" style:family="text">
      <style:text-properties fo:font-variant="normal" fo:text-transform="none" fo:color="#becde3" loext:opacity="100%" style:font-name="Roboto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becde3" loext:opacity="100%" style:font-name="Roboto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becde3" loext:opacity="100%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becde3" loext:opacity="100%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becde3" loext:opacity="100%" style:font-name="Abyssinica SI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becde3" loext:opacity="100%" style:font-name="Abyssinica SIL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style:font-name="Abyssinica SI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Abyssinica SIL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0000" loext:opacity="100%" style:font-name="Abyssinica SI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Abyssinica SIL" fo:font-size="12pt" fo:letter-spacing="normal" fo:font-style="normal" fo:font-weight="normal" officeooo:rsid="0010e0e7" style:font-size-asian="12pt" style:font-size-complex="12pt"/>
    </style:style>
    <style:style style:name="T13" style:family="text">
      <style:text-properties fo:font-variant="normal" fo:text-transform="none" fo:color="#000000" loext:opacity="100%" style:font-name="Abyssinica SIL" fo:font-size="12pt" fo:letter-spacing="normal" fo:font-style="normal" fo:font-weight="bold" style:font-size-asian="12pt" style:font-size-complex="12pt"/>
    </style:style>
    <style:style style:name="T14" style:family="text">
      <style:text-properties fo:font-variant="normal" fo:text-transform="none" fo:color="#000000" loext:opacity="100%" style:font-name="Abyssinica SIL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Abyssinica SIL" fo:letter-spacing="normal" fo:font-style="normal" fo:font-weight="normal" officeooo:rsid="0010e0e7"/>
    </style:style>
    <style:style style:name="fr1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2- </text:span><text:span text:style-name="T14">Cuándo usar React.js</text:span></text:p>
      <text:p text:style-name="P4"><text:span text:style-name="T11">Para saber cuándo usar React es necesario </text:span><text:span text:style-name="Strong_20_Emphasis"><text:span text:style-name="T13">conocer el tipo de proyecto</text:span></text:span><text:span text:style-name="T11"> que estás desarrollando. Conociendo los alcances actuales y los futuros, podrás tener un panorama completo de las necesidades que vas a cubrir y cuáles son las funciones básicas que debe tener para ser un </text:span><text:span text:style-name="Strong_20_Emphasis"><text:span text:style-name="T13">MVP</text:span></text:span><text:span text:style-name="T11">.</text:span></text:p>
      <text:p text:style-name="P4"><text:span text:style-name="T11">React es muy útil cuando queremos construir </text:span><text:span text:style-name="Strong_20_Emphasis"><text:span text:style-name="T13">rápidamente</text:span></text:span><text:span text:style-name="T11"> la primera versión funcional de una aplicación web sin sacrificar su </text:span><text:span text:style-name="Strong_20_Emphasis"><text:span text:style-name="T13">escalabilidad</text:span></text:span><text:span text:style-name="T11">. Si no necesitamos escalarla después, no es necesario utilizar React, podemos utilizar JavaScript vanilla.</text:span></text:p>
      <text:h text:style-name="P1" text:outline-level="2">¿Qué es un MVP?</text:h>
      <text:p text:style-name="P4"><text:span text:style-name="Strong_20_Emphasis"><text:span text:style-name="T13">MVP (Minimum Viable Product - Producto Mínimo Viable):</text:span></text:span><text:span text:style-name="T11"> se refiere a construir funcionalidades pequeñas que sean completas para que podamos lanzarla y medir su impacto y decidir si seguir ese camino o probar otra cosa.</text:span></text:p>
      <text:p text:style-name="P5">Hay que escoger el problema más crucial que debe resolver la aplicación.<text:line-break/><draw:frame draw:style-name="fr1" draw:name="Imagen1" text:anchor-type="as-char" svg:width="2cm" svg:height="1cm" draw:z-index="0"><draw:image xlink:href="https://cdn.document360.io/da52b302-22aa-4a71-9908-ba18e68ffee7/Images/Documentation/mvp.jpg" xlink:type="simple" xlink:show="embed" xlink:actuate="onLoad"/><svg:title>MVP</svg:title></draw:frame></text:p>
      <text:h text:style-name="P1" text:outline-level="2">Flujos de trabajo para aplicaciones web</text:h>
      <text:p text:style-name="P5">Existen dos flujos de trabajo para crear aplicaciones web profesionalmente.</text:p>
      <text:h text:style-name="P2" text:outline-level="3">1. Modelo en cascada</text:h>
      <text:p text:style-name="P5">Cada equipo tiene un tiempo para hacer todo su respectivo trabajo para construir una aplicación.</text:p>
      <text:p text:style-name="P5">Por ejemplo: el equipo de diseño diseña la aplicación, el de desarrollo programa todo lo diseñado y finalmente se lanza la app recogiendo el feedback de los usuarios y se vuelve a empezar tomando en cuenta lo dicho por los usuarios.</text:p>
      <text:p text:style-name="P5"><text:soft-page-break/>Es problemático porque el esfuerzo puede ser en vano porque no se tiene un feedback hasta que se termina de construir la app.<text:line-break/><draw:frame draw:style-name="fr1" draw:name="Imagen2" text:anchor-type="as-char" svg:width="2cm" svg:height="1cm" draw:z-index="1"><draw:image xlink:href="https://cdn.document360.io/da52b302-22aa-4a71-9908-ba18e68ffee7/Images/Documentation/ModeloEnCascada.jpg" xlink:type="simple" xlink:show="embed" xlink:actuate="onLoad"/><svg:title>Modelo en Cascada</svg:title></draw:frame></text:p>
      <text:h text:style-name="P2" text:outline-level="3">2. Modelo del ciclo MVP iterativo</text:h>
      <text:p text:style-name="P5">El modelo del ciclo MVP se refiere a que cada equipo se enfocará en ciclos pequeños para construir partes más pequeñas de una app que en conjunto se puedan ir ensamblando para hacer la app completa.</text:p>
      <text:p text:style-name="P5">Resuelve el problema del modelo anterior, aquí se recibe el feedback al terminar cada pequeño ciclo, recibiendo así el feedback de manera más inmediata que antes.<text:line-break/><draw:frame draw:style-name="fr1" draw:name="Imagen3" text:anchor-type="as-char" svg:width="2cm" svg:height="1cm" draw:z-index="2"><draw:image xlink:href="https://cdn.document360.io/da52b302-22aa-4a71-9908-ba18e68ffee7/Images/Documentation/MVPIterativo.jpg" xlink:type="simple" xlink:show="embed" xlink:actuate="onLoad"/><svg:title>MVP Iterativo</svg:title></draw:frame></text:p>
      <text:h text:style-name="P1" text:outline-level="2">Análisis: componentes y comportamientos</text:h>
      <text:p text:style-name="P4"><text:span text:style-name="Strong_20_Emphasis"><text:span text:style-name="T13">Componentes</text:span></text:span><text:span text:style-name="T11">: son la forma de estructurar las piezas de nuestra página web para hacerlas escalables, nos ahorran tiempo y esfuerzo. Son abstracciones de los elementos de nuestra página web para ser reusados las veces que necesitemos.</text:span></text:p>
      <text:p text:style-name="P5">Los componentes pueden trabajar de manera independiente a los demás, pero con React todos los componentes tienen una conexión con el resto de componentes, para que en conjunto puedan reaccionar al comportamiento de los usuarios.</text:p>
      <text:p text:style-name="P4"><text:span text:style-name="Strong_20_Emphasis"><text:span text:style-name="T13">Comportamiento:</text:span></text:span><text:span text:style-name="T11"> cómo actúan nuestros componentes con las interacciones de los usuario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21:04:34.817100697</meta:creation-date>
    <dc:date>2023-01-05T21:08:35.198472846</dc:date>
    <meta:editing-duration>PT2M5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9" meta:word-count="389" meta:character-count="2420" meta:non-whitespace-character-count="2047"/>
  </office:meta>
</office:document-meta>
</file>